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84cm" fo:margin-left="0.009cm" fo:margin-top="0cm" fo:margin-bottom="0cm" table:align="left" style:writing-mode="lr-tb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905cm" fo:margin-left="1cm" fo:margin-top="0cm" fo:margin-bottom="0cm" table:align="left" style:writing-mode="lr-tb"/>
    </style:style>
    <style:style style:name="Tabla2.A" style:family="table-column">
      <style:table-column-properties style:column-width="4.902cm"/>
    </style:style>
    <style:style style:name="Tabla2.B" style:family="table-column">
      <style:table-column-properties style:column-width="5.486cm"/>
    </style:style>
    <style:style style:name="Tabla2.C" style:family="table-column">
      <style:table-column-properties style:column-width="6.51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bdbd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4" style:family="table-row">
      <style:table-row-properties style:min-row-height="3.717cm" fo:keep-together="auto"/>
    </style:style>
    <style:style style:name="Tabla2.A4" style:family="table-cell">
      <style:table-cell-properties fo:background-color="#dbdbdb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00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4.251cm" style:rel-column-width="16383*"/>
    </style:style>
    <style:style style:name="Tabla5.C" style:family="table-column">
      <style:table-column-properties style:column-width="4.251cm" style:rel-column-width="16385*"/>
    </style:style>
    <style:style style:name="Tabla5.D" style:family="table-column">
      <style:table-column-properties style:column-width="4.249cm" style:rel-column-width="16381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="0cm" fo:border="none"/>
    </style:style>
    <style:style style:name="Tabla5.8" style:family="table-row">
      <style:table-row-properties style:min-row-height="0.445cm" fo:keep-together="auto"/>
    </style:style>
    <style:style style:name="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Table_20_Contents">
      <style:paragraph-properties fo:margin-top="0cm" fo:margin-bottom="0.282cm" style:contextual-spacing="false" fo:orphans="0" fo:widows="0"/>
      <style:text-properties fo:font-size="12pt" style:font-size-asian="12pt" style:font-name-complex="Alef1" style:font-size-complex="10pt"/>
    </style:style>
    <style:style style:name="P5" style:family="paragraph" style:parent-style-name="Table_20_Contents">
      <style:paragraph-properties fo:margin-top="0cm" fo:margin-bottom="0.282cm" style:contextual-spacing="false" fo:orphans="0" fo:widows="0"/>
      <style:text-properties fo:font-size="12pt" officeooo:rsid="00041fa6" officeooo:paragraph-rsid="00041fa6" style:font-size-asian="12pt" style:font-name-complex="Alef1" style:font-size-complex="10pt"/>
    </style:style>
    <style:style style:name="P6" style:family="paragraph" style:parent-style-name="tx1">
      <style:paragraph-properties fo:margin-left="0cm" fo:margin-right="0cm" fo:text-indent="0cm" style:auto-text-indent="false"/>
    </style:style>
    <style:style style:name="P7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8" style:family="paragraph" style:parent-style-name="tx1">
      <style:paragraph-properties fo:margin-left="1.27cm" fo:margin-right="0cm" fo:text-indent="-0.769cm" style:auto-text-indent="false"/>
      <style:text-properties style:font-name="Alef" style:font-name-complex="Alef1"/>
    </style:style>
    <style:style style:name="P9" style:family="paragraph" style:parent-style-name="tx1">
      <style:paragraph-properties fo:margin-left="0cm" fo:margin-right="0cm" fo:text-indent="0cm" style:auto-text-indent="false"/>
      <style:text-properties style:font-name="Alef" officeooo:rsid="000336a6" style:font-name-complex="Alef1"/>
    </style:style>
    <style:style style:name="P10" style:family="paragraph" style:parent-style-name="tx1">
      <style:paragraph-properties fo:margin-left="0cm" fo:margin-right="0cm" fo:text-indent="0cm" style:auto-text-indent="false"/>
      <style:text-properties style:font-name="Alef" officeooo:paragraph-rsid="000336a6" style:font-name-complex="Alef1"/>
    </style:style>
    <style:style style:name="P11" style:family="paragraph" style:parent-style-name="tx1">
      <style:paragraph-properties fo:margin-left="0cm" fo:margin-right="0cm" fo:text-indent="0cm" style:auto-text-indent="false"/>
      <style:text-properties style:font-name="Alef" style:text-underline-style="none" officeooo:rsid="000336a6" style:font-name-complex="Alef1"/>
    </style:style>
    <style:style style:name="P12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language="gl" fo:country="ES" fo:font-weight="bold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Default">
      <style:paragraph-properties fo:margin-top="0.212cm" fo:margin-bottom="0.212cm" style:contextual-spacing="false" fo:text-align="start" style:justify-single-word="false" fo:orphans="0" fo:widows="0" fo:hyphenation-ladder-count="no-limit"/>
      <style:text-properties fo:language="gl" fo:country="ES" fo:font-weight="bold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Default">
      <style:paragraph-properties fo:margin-top="0.212cm" fo:margin-bottom="0.212cm" style:contextual-spacing="false" fo:text-align="start" style:justify-single-word="false" fo:orphans="0" fo:widows="0" fo:hyphenation-ladder-count="no-limit"/>
      <style:text-properties fo:language="gl" fo:country="ES" officeooo:rsid="0004d038" officeooo:paragraph-rsid="0004d038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language="gl" fo:country="ES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fo:language="gl" fo:country="ES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officeooo:paragraph-rsid="00062406" fo:background-color="transparent" fo:hyphenate="false" fo:hyphenation-remain-char-count="2" fo:hyphenation-push-char-count="2" loext:hyphenation-no-caps="false"/>
    </style:style>
    <style:style style:name="P18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style:text-line-through-style="none" style:text-line-through-type="none" fo:language="gl" fo:country="ES" style:text-underline-style="none" officeooo:rsid="00062406" officeooo:paragraph-rsid="00062406" style:letter-kerning="false" fo:background-color="transparent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style:text-line-through-style="none" style:text-line-through-type="none" fo:language="gl" fo:country="ES" style:text-underline-style="none" officeooo:paragraph-rsid="00062406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officeooo:paragraph-rsid="00062406" fo:hyphenate="false" fo:hyphenation-remain-char-count="2" fo:hyphenation-push-char-count="2" loext:hyphenation-no-caps="false"/>
    </style:style>
    <style:style style:name="P21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style:text-line-through-style="none" style:text-line-through-type="none" fo:language="gl" fo:country="ES" style:text-underline-style="none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color="#ffffff" loext:opacity="100%" fo:font-size="16pt" fo:language="gl" fo:country="ES" style:font-size-asian="16pt" style:language-asian="en" style:country-asian="US" style:font-size-complex="16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margin-top="0cm" fo:margin-bottom="0.282cm" style:contextual-spacing="false" fo:orphans="0" fo:widows="0"/>
      <style:text-properties fo:font-size="12pt" style:font-size-asian="12pt" style:font-name-complex="Alef1" style:font-size-complex="10pt"/>
    </style:style>
    <style:style style:name="P24" style:family="paragraph" style:parent-style-name="Table_20_Contents">
      <style:paragraph-properties fo:margin-top="0cm" fo:margin-bottom="0.282cm" style:contextual-spacing="false" fo:text-align="start" style:justify-single-word="false" fo:orphans="0" fo:widows="0"/>
    </style:style>
    <style:style style:name="P25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officeooo:paragraph-rsid="0006a9d6"/>
    </style:style>
    <style:style style:name="P26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officeooo:rsid="0006a9d6" officeooo:paragraph-rsid="0006a9d6"/>
    </style:style>
    <style:style style:name="P27" style:family="paragraph" style:parent-style-name="tx1">
      <style:paragraph-properties fo:margin-left="0cm" fo:margin-right="0cm" fo:margin-top="0.212cm" fo:margin-bottom="0.106cm" style:contextual-spacing="false" fo:text-indent="0cm" style:auto-text-indent="false"/>
      <style:text-properties style:font-name="Alef" style:font-name-complex="Alef1"/>
    </style:style>
    <style:style style:name="P28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29" style:family="paragraph" style:parent-style-name="tx1" style:list-style-name="WWNum7">
      <style:text-properties style:font-name="Alef" style:font-name-complex="Alef1"/>
    </style:style>
    <style:style style:name="P30" style:family="paragraph" style:parent-style-name="tx1" style:list-style-name="WWNum8">
      <style:paragraph-properties fo:margin-left="1.27cm" fo:margin-right="0cm" fo:text-indent="-0.769cm" style:auto-text-indent="false"/>
      <style:text-properties style:font-name="Alef" style:font-name-complex="Alef1"/>
    </style:style>
    <style:style style:name="P31" style:family="paragraph" style:parent-style-name="tx1">
      <style:paragraph-properties fo:margin-left="2.54cm" fo:margin-right="0cm" fo:text-indent="0cm" style:auto-text-indent="false"/>
      <style:text-properties style:font-name="Alef" style:font-name-complex="Alef1"/>
    </style:style>
    <style:style style:name="P32" style:family="paragraph" style:parent-style-name="tx1">
      <style:paragraph-properties fo:margin-left="1.27cm" fo:margin-right="0cm" fo:text-indent="0cm" style:auto-text-indent="false"/>
      <style:text-properties style:font-name="Alef" style:font-name-complex="Alef1"/>
    </style:style>
    <style:style style:name="P33" style:family="paragraph" style:parent-style-name="tx1">
      <style:paragraph-properties fo:margin-left="1.27cm" fo:margin-right="0cm" fo:text-indent="-0.769cm" style:auto-text-indent="false"/>
      <style:text-properties style:font-name="Alef" style:font-name-complex="Alef1"/>
    </style:style>
    <style:style style:name="P34" style:family="paragraph" style:parent-style-name="tx1">
      <style:paragraph-properties fo:margin-left="1.27cm" fo:margin-right="0cm" fo:text-indent="-0.769cm" style:auto-text-indent="false"/>
      <style:text-properties style:font-name="Alef" officeooo:rsid="0006a9d6" officeooo:paragraph-rsid="0006a9d6" style:font-name-complex="Alef1"/>
    </style:style>
    <style:style style:name="P35" style:family="paragraph" style:parent-style-name="tx1">
      <style:paragraph-properties fo:margin-left="0cm" fo:margin-right="0cm" fo:margin-top="0.212cm" fo:margin-bottom="0.106cm" style:contextual-spacing="false" fo:orphans="0" fo:widows="0" fo:hyphenation-ladder-count="no-limit" fo:text-indent="0cm" style:auto-text-indent="false"/>
      <style:text-properties style:font-name="Alef" fo:language="gl" fo:country="ES" style:letter-kerning="false" style:font-name-complex="Alef1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tx1" style:list-style-name="WWNum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lef" style:font-name-complex="Alef1"/>
    </style:style>
    <style:style style:name="T4" style:family="text">
      <style:text-properties style:font-name="Alef" fo:font-weight="bold" style:font-weight-asian="bold" style:font-name-complex="Alef1" style:font-weight-complex="bold"/>
    </style:style>
    <style:style style:name="T5" style:family="text">
      <style:text-properties style:font-name="Verdana" style:font-name-complex="Alef1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d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9" style:family="text">
      <style:text-properties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0" style:family="text">
      <style:text-properties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1" style:family="text">
      <style:text-properties officeooo:rsid="00062406"/>
    </style:style>
    <style:style style:name="T12" style:family="text">
      <style:text-properties fo:color="#c9211e" loext:opacity="100%"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3" style:family="text">
      <style:text-properties fo:color="#c9211e" loext:opacity="100%"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4" style:family="text">
      <style:text-properties fo:color="#c9211e" loext:opacity="100%" fo:language="es" fo:country="ES"/>
    </style:style>
    <style:style style:name="T15" style:family="text">
      <style:text-properties fo:color="#c9211e" loext:opacity="100%" fo:language="es" fo:country="ES"/>
    </style:style>
    <style:style style:name="T16" style:family="text">
      <style:text-properties fo:language="es" fo:country="ES"/>
    </style:style>
    <style:style style:name="T17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ada a seguinte especificación:</text:p>
      <text:p text:style-name="P7">Un programa toma como entrada un ficheiro co formato de rexistro seguinte:</text:p>
      <text:p text:style-name="P7"/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35">Numero-alumno</text:p>
          </table:table-cell>
          <table:table-cell table:style-name="Tabla1.A1" office:value-type="string">
            <text:p text:style-name="P35">Nome-alumno</text:p>
          </table:table-cell>
          <table:table-cell table:style-name="Tabla1.A1" office:value-type="string">
            <text:p text:style-name="P35">Nota-obtida</text:p>
          </table:table-cell>
        </table:table-row>
      </table:table>
      <text:p text:style-name="P7">onde:</text:p>
      <text:list xml:id="list1258645798" text:style-name="WWNum7">
        <text:list-item>
          <text:p text:style-name="P36"><text:span text:style-name="T3">Numero-alumno é un campo de números enteiros positivos de 3 díxitos (excluído o </text:span><text:span text:style-name="T5">000</text:span><text:span text:style-name="T3">).</text:span></text:p>
        </text:list-item>
        <text:list-item>
          <text:p text:style-name="P36"><text:span text:style-name="T3">Nome-alumno é un campo alfanumérico de </text:span><text:span text:style-name="T5">10</text:span><text:span text:style-name="T3"> caracteres.</text:span></text:p>
        </text:list-item>
        <text:list-item>
          <text:p text:style-name="P36"><text:span text:style-name="T3">Nota-obtida é un enteiro positivo entre </text:span><text:span text:style-name="T5">0</text:span><text:span text:style-name="T3"> e </text:span><text:span text:style-name="T5">10</text:span><text:span text:style-name="T3">.</text:span></text:p>
        </text:list-item>
      </text:list>
      <text:p text:style-name="P7">O programa asigna un texto (que se imprime nun listado) a cada alumno segundo a nota obtida:</text:p>
      <text:list xml:id="list142056363156694" text:continue-numbering="true" text:style-name="WWNum7">
        <text:list-item>
          <text:p text:style-name="P29">“Moi deficiente” a o alumnado cunha nota inferior a 3</text:p>
        </text:list-item>
        <text:list-item>
          <text:p text:style-name="P29">“Insuficiente” o alumnado cunha nota maior o igual a 3 e menor que 5</text:p>
        </text:list-item>
        <text:list-item>
          <text:p text:style-name="P29">“Suficiente” se o alumno ten unha nota igual a 5 e menor que 7</text:p>
        </text:list-item>
        <text:list-item>
          <text:p text:style-name="P29">“Notable” se o alumno ten unha nota igual a 7 e menor que 9</text:p>
        </text:list-item>
        <text:list-item>
          <text:p text:style-name="P29">“Sobresaínte” se o alumno ten unha nota maior ou igual a 9</text:p>
        </text:list-item>
      </text:list>
      <text:p text:style-name="P9"/>
      <text:p text:style-name="P9"/>
      <text:p text:style-name="P11"/>
      <text:p text:style-name="P9"/>
      <text:p text:style-name="P7"/>
      <text:p text:style-name="P7"/>
      <text:p text:style-name="P7"/>
      <text:p text:style-name="P7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T3">a) Desenvolve a estratexia de </text:span><text:span text:style-name="T4">Clases de Equivalencia</text:span><text:span text:style-name="T3">:</text:span></text:p>
      <text:list xml:id="list264304644" text:style-name="WWNum8">
        <text:list-item>
          <text:p text:style-name="P30">Crear unha táboa de Clases de Equivalencia (as clases deberán ser numeradas) na que se indiquen as seguintes columnas en cada fila:</text:p>
        </text:list-item>
      </text:list>
      <text:p text:style-name="P31">- Condición de entrada que se analiza</text:p>
      <text:p text:style-name="P31">- Clases válidas </text:p>
      <text:p text:style-name="P31">- Clases non válidas que se xeran para a condición</text:p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Condicións de entrada</text:p>
          </table:table-cell>
          <table:table-cell table:style-name="Tabla2.A1" office:value-type="string">
            <text:p text:style-name="P12">Nº de clases de equivalencia válidas</text:p>
          </table:table-cell>
          <table:table-cell table:style-name="Tabla2.A1" office:value-type="string">
            <text:p text:style-name="P12">Nº de clases de equivalencia non válidas</text:p>
          </table:table-cell>
        </table:table-row>
        <table:table-row table:style-name="Tabla2.1">
          <table:table-cell table:style-name="Tabla2.A1" office:value-type="string">
            <text:p text:style-name="P13">Número alumno</text:p>
          </table:table-cell>
          <table:table-cell table:style-name="Tabla2.B2" office:value-type="string">
            <text:p text:style-name="P16">1. 3 dígitos enteros positivos menos el 0 -&gt; 123</text:p>
          </table:table-cell>
          <table:table-cell table:style-name="Tabla2.C2" office:value-type="string">
            <text:p text:style-name="P14">2. Num-alumno &lt; 1 -&gt; 0</text:p>
            <text:p text:style-name="P14">3. Num-alumno &gt; 999 -&gt; 1000</text:p>
            <text:p text:style-name="P14">4. Num-al<text:span text:style-name="T11">umno no es un número</text:span></text:p>
            <text:p text:style-name="P14">-&gt; <text:span text:style-name="T11">A</text:span></text:p>
          </table:table-cell>
        </table:table-row>
        <table:table-row table:style-name="Tabla2.1">
          <table:table-cell table:style-name="Tabla2.A1" office:value-type="string">
            <text:p text:style-name="P13">Nombre alumno</text:p>
          </table:table-cell>
          <table:table-cell table:style-name="Tabla2.B3" office:value-type="string">
            <text:p text:style-name="P15"><text:span text:style-name="T11">5</text:span>. Campo alfanumérico de 10 caracteres -&gt; Juan Pérez</text:p>
          </table:table-cell>
          <table:table-cell table:style-name="Tabla2.C3" office:value-type="string">
            <text:p text:style-name="P15"><text:span text:style-name="T11">6</text:span>. Número de caracteres inferior a 10 -&gt; 1235456</text:p>
            <text:p text:style-name="P15"><text:span text:style-name="T11">7</text:span>. Número de caracteres superior a 10 -&gt; 12345678910</text:p>
          </table:table-cell>
        </table:table-row>
        <table:table-row table:style-name="Tabla2.4">
          <table:table-cell table:style-name="Tabla2.A4" office:value-type="string">
            <text:p text:style-name="P13">Nota obtenida</text:p>
          </table:table-cell>
          <table:table-cell table:style-name="Tabla2.B4" office:value-type="string">
            <text:p text:style-name="P21"><text:span text:style-name="T11">8</text:span>. <text:s/><text:span text:style-name="T11">0 &lt;- Nota obtida &lt; 3 -&gt; 0</text:span></text:p>
            <text:p text:style-name="P17"><text:span text:style-name="T9">9. 3 &lt;= Nota obtida &lt; 5 → 3</text:span></text:p>
            <text:p text:style-name="P17"><text:span text:style-name="T9">10. 5 &lt;= Nota obtida &lt; 7 <text:s/>→ 5</text:span></text:p>
            <text:p text:style-name="P17"><text:span text:style-name="T9">11. 7 &lt;= Nota obtida &lt; 9 <text:s/>→ 7</text:span></text:p>
            <text:p text:style-name="P18"><text:span text:style-name="T16">12. 9 &lt;= Nota obtida &lt;= 10 → <text:s/>10</text:span></text:p>
          </table:table-cell>
          <table:table-cell table:style-name="Tabla2.C4" office:value-type="string">
            <text:p text:style-name="P20"><text:span text:style-name="T9">13. Nota &lt; 0 <text:s/>→ -1</text:span></text:p>
            <text:p text:style-name="P20"><text:span text:style-name="T9">14. Nota &gt; 10 <text:s/>→ 12</text:span></text:p>
            <text:p text:style-name="P19"><text:span text:style-name="T16">15. Nota obtida no es un número <text:s/>→ <text:s/>A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/>
      <text:p text:style-name="P32"><text:soft-page-break/>(ii) Xerar os casos de proba (especificando a entrada en todos os casos e a saída esperada só nos casos válidos) para as clases creadas usando a técnica de particións de equivalencia, indicando en cada caso as clases que cubre.</text:p>
      <text:p text:style-name="P7"/>
      <text:p text:style-name="P7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">Caso</text:p>
          </table:table-cell>
          <table:table-cell table:style-name="Tabla5.A1" office:value-type="string">
            <text:p text:style-name="P4">Válidas</text:p>
          </table:table-cell>
          <table:table-cell table:style-name="Tabla5.A1" office:value-type="string">
            <text:p text:style-name="P4">Inválidas</text:p>
          </table:table-cell>
          <table:table-cell table:style-name="Tabla5.A1" office:value-type="string">
            <text:p text:style-name="P4">Salida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0</text:span></text:p>
          </table:table-cell>
          <table:table-cell table:style-name="Tabla5.A1" office:value-type="string">
            <text:p text:style-name="P24"><text:span text:style-name="T6">1, 5, 8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Moi de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1, 5, 9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Insu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5</text:span></text:p>
          </table:table-cell>
          <table:table-cell table:style-name="Tabla5.A1" office:value-type="string">
            <text:p text:style-name="P24"><text:span text:style-name="T6">1, 5, 10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Su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7</text:span></text:p>
          </table:table-cell>
          <table:table-cell table:style-name="Tabla5.A1" office:value-type="string">
            <text:p text:style-name="P24"><text:span text:style-name="T6">1, 5, 11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Notabl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10</text:span></text:p>
          </table:table-cell>
          <table:table-cell table:style-name="Tabla5.A1" office:value-type="string">
            <text:p text:style-name="P24"><text:span text:style-name="T6">1, 5, 12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Sobresaí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000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2</text:span></text:p>
          </table:table-cell>
          <table:table-cell table:style-name="Tabla5.A1" office:value-type="string">
            <text:p text:style-name="P26"><text:span text:style-name="T6">Erro</text:span></text:p>
          </table:table-cell>
        </table:table-row>
        <table:table-row table:style-name="Tabla5.8">
          <table:table-cell table:style-name="Tabla5.A1" office:value-type="string">
            <text:p text:style-name="P25"><text:span text:style-name="T6">1000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3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A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4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4"><text:span text:style-name="T6">151, </text:span><text:span text:style-name="T7">ABC</text:span><text:span text:style-name="T6">, 3</text:span></text:p>
          </table:table-cell>
          <table:table-cell table:style-name="Tabla5.A1" office:value-type="string">
            <text:p text:style-name="P24"><text:span text:style-name="T6">1, 9</text:span></text:p>
          </table:table-cell>
          <table:table-cell table:style-name="Tabla5.A1" office:value-type="string">
            <text:p text:style-name="P24"><text:span text:style-name="T6">6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4"><text:span text:style-name="T6">151, </text:span><text:span text:style-name="T7">A2132BC12XV</text:span><text:span text:style-name="T6">, 3</text:span></text:p>
          </table:table-cell>
          <table:table-cell table:style-name="Tabla5.A1" office:value-type="string">
            <text:p text:style-name="P24"><text:span text:style-name="T6">1, 9</text:span></text:p>
          </table:table-cell>
          <table:table-cell table:style-name="Tabla5.A1" office:value-type="string">
            <text:p text:style-name="P24"><text:span text:style-name="T6">7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-1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3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12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4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text:s/></text:span><text:span text:style-name="T8">Juan Pérez</text:span><text:span text:style-name="T6">, A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5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gl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4" style:list-level="1" style:class="text">
      <style:paragraph-properties fo:margin-top="0.635cm" fo:margin-bottom="0.635cm" style:contextual-spacing="false" fo:text-align="justify" style:justify-single-word="false" fo:keep-together="always" fo:keep-with-next="always"/>
      <style:text-properties fo:font-size="18pt" style:text-underline-style="solid" style:text-underline-width="auto" style:text-underline-color="font-color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n1" style:family="paragraph" style:next-style-name="tx1" style:list-style-name="WWNum3" style:list-level="1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2" style:family="paragraph" style:next-style-name="tx1" style:list-style-name="WWNum6" style:list-level="1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language="gl" fo:country="ES" fo:font-weight="bold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" style:family="paragraph" loext:linked-style-name="p1_20_Car" style:list-style-name="WWNum1" style:list-level="1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gl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5" style:list-level="1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ác." style:display-name="Título 2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ác." style:display-name="Título 3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style:font-name-complex="Wingdings" style:font-family-complex="Wingdings" style:font-family-generic-complex="system" style:font-pitch-complex="variable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ffc000" loext:opacity="100%" style:text-line-through-style="none" style:text-line-through-type="none" style:text-position="0% 100%" fo:font-size="11pt" fo:font-style="normal" fo:font-weight="bold" style:font-size-asian="11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20.996cm" fo:margin-left="-2.242cm" fo:margin-top="0cm" fo:margin-bottom="0cm" table:align="left" style:writing-mode="lr-tb"/>
    </style:style>
    <style:style style:name="Tabla3.A" style:family="table-column">
      <style:table-column-properties style:column-width="20.996cm"/>
    </style:style>
    <style:style style:name="Tabla3.1" style:family="table-row">
      <style:table-row-properties style:min-row-height="1.734cm" fo:keep-together="auto"/>
    </style:style>
    <style:style style:name="Tabla3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Tabla4" style:family="table">
      <style:table-properties style:width="20.996cm" fo:margin-left="-2.242cm" fo:margin-top="0cm" fo:margin-bottom="0cm" table:align="left" style:writing-mode="lr-tb"/>
    </style:style>
    <style:style style:name="Tabla4.A" style:family="table-column">
      <style:table-column-properties style:column-width="20.996cm"/>
    </style:style>
    <style:style style:name="Tabla4.1" style:family="table-row">
      <style:table-row-properties style:min-row-height="1.734cm" fo:keep-together="auto"/>
    </style:style>
    <style:style style:name="Tabla4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color="#ffffff" loext:opacity="100%" fo:font-size="16pt" fo:language="gl" fo:country="ES" style:font-size-asian="16pt" style:language-asian="en" style:country-asian="US" style:font-size-complex="16pt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row table:style-name="Tabla3.1">
            <table:table-cell table:style-name="Tabla3.A1" office:value-type="string">
              <text:p text:style-name="MP3">3- Tarefa Clases de equivalencia - Caixa negra – Eloy Rodal Pérez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1</text:page-number></text:span><text:span text:style-name="MT2"><text:s/>de </text:span><text:span text:style-name="MT1"><text:page-count>3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able:table table:name="Tabla4" table:style-name="Tabla4">
          <table:table-column table:style-name="Tabla4.A"/>
          <table:table-row table:style-name="Tabla4.1">
            <table:table-cell table:style-name="Tabla4.A1" office:value-type="string">
              <text:p text:style-name="MP3">3- Tarefa Clases de equivalencia - Caixa negra – Eloy Rodal Pérez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0</text:page-number></text:span><text:span text:style-name="MT2"><text:s/>de </text:span>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21:21:00</meta:creation-date>
    <meta:initial-creator>Luis</meta:initial-creator>
    <meta:keyword>Plantilla</meta:keyword>
    <meta:keyword>ASO</meta:keyword>
    <dc:language>es-ES</dc:language>
    <meta:print-date>2022-09-05T21:21:00</meta:print-date>
    <dc:date>2024-02-09T14:20:54.115000000</dc:date>
    <meta:editing-cycles>5</meta:editing-cycles>
    <dc:subject>Formato apuntes ASO</dc:subject>
    <dc:title>ASO - Plantilla</dc:title>
    <meta:editing-duration>PT20M49S</meta:editing-duration>
    <meta:generator>LibreOffice/7.3.5.2$Windows_X86_64 LibreOffice_project/184fe81b8c8c30d8b5082578aee2fed2ea847c01</meta:generator>
    <meta:document-statistic meta:table-count="5" meta:image-count="0" meta:object-count="0" meta:page-count="3" meta:paragraph-count="103" meta:word-count="516" meta:character-count="2467" meta:non-whitespace-character-count="2051"/>
    <meta:user-defined meta:name="AppVersion">15.0000</meta:user-defined>
    <meta:template xlink:type="simple" xlink:actuate="onRequest" xlink:title="Normal.dotm" xlink:href=""/>
  </office:meta>
</office:document-meta>
</file>